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u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valuate</text:h>
                    <text:list>
                        <text:list-item>
                            <text:h text:style-name="Heading_20_2" text:outline-level="2">Description</text:h>
                        </text:list-item>
                    </text:list>
                </text:list-item>
            </text:list>

            <text:p text:style-name="Standard"><text:span>Evaluates the given expression and passes the result to the data output.</text:span></text:p><text:p text:style-name="Standard"/>

            
                <text:list xml:id="list_Evaluate2" text:continue-numbering="true" text:continue-list="list_Evalu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uate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uate6" text:continue-numbering="true" text:continue-list="list_Evaluat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uate7" text:continue-numbering="true" text:continue-list="list_Evaluat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Evaluate8" text:continue-numbering="true" text:continue-list="list_Evaluat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Evaluate9" text:continue-numbering="true" text:continue-list="list_Evaluat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uate10" text:continue-numbering="true" text:continue-list="list_Evaluat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Evaluate3" text:continue-numbering="true" text:continue-list="list_Evaluate2" text:style-name="Outline">
                    <text:list-item>
                        <text:list>
                            <text:list-item>
                                <text:h text:style-name="Heading_20_2" text:outline-level="2">Inputs</text:h>
                            </text:list-item>
                        </text:list>
                    </text:list-item>
                </text:list>

                
                            <text:list xml:id="list_Evaluat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Evaluate4" text:continue-numbering="true" text:continue-list="list_Evaluate3" text:style-name="Outline">
                    <text:list-item>
                        <text:list>
                            <text:list-item>
                                <text:h text:style-name="Heading_20_2" text:outline-level="2">Outputs</text:h>
                            </text:list-item>
                        </text:list>
                    </text:list-item>
                </text:list>

                
                            <text:list xml:id="list_Evaluat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Evaluate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value of the evaluated expression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